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002: "\\E4* Ahahaha..^1. DAD^1!&amp;* ich kann das nicht einfach zu ihr SAGEN!/",</text:p>
          </table:table-cell>
          <table:table-cell table:number-columns-repeated="6"/>
          <table:table-cell office:value-type="string" calcext:value-type="string">
            <text:p>Zeilennummer 4002: "\\E4* Ahahaha..^1. DAD^1!&amp;* I can't just SAY that to her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6* Oh mein Gott..^1. Ich werde sterben^1.&amp;* LITERALLY sterben./",</text:p>
          </table:table-cell>
          <table:table-cell table:number-columns-repeated="6"/>
          <table:table-cell office:value-type="string" calcext:value-type="string">
            <text:p>Zeilennummer 4002: "\\E6* Oh my god..^1. I'd DIE^1.&amp;* I'd LITERALLY di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0* Noelle^1. Liebling^1.&amp;* Als ich deine Mutter zum ersten mal traf.../",</text:p>
          </table:table-cell>
          <table:table-cell table:number-columns-repeated="6"/>
          <table:table-cell office:value-type="string" calcext:value-type="string">
            <text:p>Zeilennummer 4002: "\\E0* Noelle^1. Sweetheart^1.&amp;* First time I laid eyes on your mother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3* Lief ich einfach zu ihr hin und sagte^1, dass sie ein heißes Teil ist./",</text:p>
          </table:table-cell>
          <table:table-cell table:number-columns-repeated="6"/>
          <table:table-cell office:value-type="string" calcext:value-type="string">
            <text:p>Zeilennummer 4002: "\\E3* I walked right up and told her she was a HOT piece of work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2* W...Wirklich?/",</text:p>
          </table:table-cell>
          <table:table-cell table:number-columns-repeated="6"/>
          <table:table-cell office:value-type="string" calcext:value-type="string">
            <text:p>Zeilennummer 4002: "\\E2* R...Reall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7* Yeah^1, sie hat mich zur Bewusstlosigkeit geschlagen!/%",</text:p>
          </table:table-cell>
          <table:table-cell table:number-columns-repeated="6"/>
          <table:table-cell office:value-type="string" calcext:value-type="string">
            <text:p>Zeilennummer 4002: "\\E7* Yeah^1, she slapped me so hard I blacked ou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4* Hahaha...^1!&amp;* Dad^1, das hilft gar nicht!/",</text:p>
          </table:table-cell>
          <table:table-cell table:number-columns-repeated="6"/>
          <table:table-cell office:value-type="string" calcext:value-type="string">
            <text:p>Zeilennummer 4002: "\\E4* Hahaha...^1!&amp;* Dad^1, that doesn't help at all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2* Aufjedenfall^1, wie ist Dragon Blazers III^1?&amp;* Schon durch?/",</text:p>
          </table:table-cell>
          <table:table-cell table:number-columns-repeated="6"/>
          <table:table-cell office:value-type="string" calcext:value-type="string">
            <text:p>Zeilennummer 4002: "\\E2* Anyhow^1, how's Dragon Blazers III^1?&amp;* Beat it ye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4* Nah^1, ich bin immer noch im Eis Palast^1.&amp;* ich wollte warte.../",</text:p>
          </table:table-cell>
          <table:table-cell table:number-columns-repeated="6"/>
          <table:table-cell office:value-type="string" calcext:value-type="string">
            <text:p>Zeilennummer 4002: "\\E4* Nah^1, I'm still at the Ice Palace^1.&amp;* I've been kind of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9* ... um es mit dir zu beenden^1, Dad./",</text:p>
          </table:table-cell>
          <table:table-cell table:number-columns-repeated="6"/>
          <table:table-cell office:value-type="string" calcext:value-type="string">
            <text:p>Zeilennummer 4002: "\\E9* ... kind of waiting to finish it with you^1, Da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4* ...&amp;* Noelle.../",</text:p>
          </table:table-cell>
          <table:table-cell table:number-columns-repeated="6"/>
          <table:table-cell office:value-type="string" calcext:value-type="string">
            <text:p>Zeilennummer 4002: "\\E4* ...&amp;* Noell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5* Vielleicht..^1.&amp;* Vielleicht solltest du nicht warten./",</text:p>
          </table:table-cell>
          <table:table-cell table:number-columns-repeated="6"/>
          <table:table-cell office:value-type="string" calcext:value-type="string">
            <text:p>Zeilennummer 4002: "\\E5* Maybe..^1.&amp;* Maybe you shouldn't wai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7* D..^1. Dad?/",</text:p>
          </table:table-cell>
          <table:table-cell table:number-columns-repeated="6"/>
          <table:table-cell office:value-type="string" calcext:value-type="string">
            <text:p>Zeilennummer 4002: "\\E7* D..^1. Dad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7* Du solltest es HIERHER bringen^1!&amp;* Mir ist so langweilig!/",</text:p>
          </table:table-cell>
          <table:table-cell table:number-columns-repeated="6"/>
          <table:table-cell office:value-type="string" calcext:value-type="string">
            <text:p>Zeilennummer 4002: "\\E7* You should bring it HERE^1!&amp;* I'm bored as hell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8* Har har har^1!&amp;* GUT^1, du gewinnst^1!&amp;* ich bring es mit!/",</text:p>
          </table:table-cell>
          <table:table-cell table:number-columns-repeated="6"/>
          <table:table-cell office:value-type="string" calcext:value-type="string">
            <text:p>Zeilennummer 4002: "\\E8* Har har har^1!&amp;* FINE^1, you win^1!&amp;* I'll bring it next tim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5* Oh^1, es wird Abend.../",</text:p>
          </table:table-cell>
          <table:table-cell table:number-columns-repeated="6"/>
          <table:table-cell office:value-type="string" calcext:value-type="string">
            <text:p>Zeilennummer 4002: "\\E5* Oh^1, it's getting lat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5* Besser^1, wenn ich gehe^1.&amp;* ich muss noch HAUSAUFGABEN machen./",</text:p>
          </table:table-cell>
          <table:table-cell table:number-columns-repeated="6"/>
          <table:table-cell office:value-type="string" calcext:value-type="string">
            <text:p>Zeilennummer 4002: "\\E5* Guess I better go^1.&amp;* I've got HOMEWORK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4* Oh^1.&amp;* Das ist deine Gruppenarbeitsstimme./",</text:p>
          </table:table-cell>
          <table:table-cell table:number-columns-repeated="6"/>
          <table:table-cell office:value-type="string" calcext:value-type="string">
            <text:p>Zeilennummer 4002: "\\E4* Oh^1.&amp;* That's the group project voic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2* Der Vogeljunge wieder^1?&amp;* Wie heißt er nochmal^1? Nerdly?/",</text:p>
          </table:table-cell>
          <table:table-cell table:number-columns-repeated="6"/>
          <table:table-cell office:value-type="string" calcext:value-type="string">
            <text:p>Zeilennummer 4002: "\\E2* Bird guy again^1?&amp;* What's his name^1? Nerdl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3* Es ist^1, um^1, Berdly..^1.&amp;* Er ist nicht so schlimm^1, dad./",</text:p>
          </table:table-cell>
          <table:table-cell table:number-columns-repeated="6"/>
          <table:table-cell office:value-type="string" calcext:value-type="string">
            <text:p>Zeilennummer 4002: "\\E3* It's^1, um^1, Berdly..^1.&amp;* He's not that bad^1, da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6* Wenn ich ihn nochmal sehe^1, trette ich seinen Ar....%/",</text:p>
          </table:table-cell>
          <table:table-cell table:number-columns-repeated="6"/>
          <table:table-cell office:value-type="string" calcext:value-type="string">
            <text:p>Zeilennummer 4002: "\\E6* I'll kick his as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4* Hahaha..^1. Dad^1,&amp;* beruhig dich du darfst nicht mal aufstehen./",</text:p>
          </table:table-cell>
          <table:table-cell table:number-columns-repeated="6"/>
          <table:table-cell office:value-type="string" calcext:value-type="string">
            <text:p>Zeilennummer 4002: "\\E4* Hahaha..^1.&amp;* Dad^1, you're not even supposed to get up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7* Geleite ihm zum Fenster^1! ich werf ihn dann ab!/",</text:p>
          </table:table-cell>
          <table:table-cell table:number-columns-repeated="6"/>
          <table:table-cell office:value-type="string" calcext:value-type="string">
            <text:p>Zeilennummer 4002: "\\E7* Bring him by the window^1! I'll throw something at him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8* GOODBYE^1, dad./",</text:p>
          </table:table-cell>
          <table:table-cell table:number-columns-repeated="6"/>
          <table:table-cell office:value-type="string" calcext:value-type="string">
            <text:p>Zeilennummer 4002: "\\E8* GOODBYE^1, da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\\E2* Bye^1, kleine./%",</text:p>
          </table:table-cell>
          <table:table-cell table:number-columns-repeated="6"/>
          <table:table-cell office:value-type="string" calcext:value-type="string">
            <text:p>Zeilennummer 4002: "\\E2* Bye^1, honey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4002: "* ... oh^1?&amp;* Hi^1, Kris...?/%",</text:p>
          </table:table-cell>
          <table:table-cell table:number-columns-repeated="6"/>
          <table:table-cell office:value-type="string" calcext:value-type="string">
            <text:p>Zeilennummer 4002: "* ... oh^1?&amp;* Hi^1, Kris...?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05:56.343000000</meta:creation-date>
    <dc:date>2023-06-18T22:06:24.486000000</dc:date>
    <meta:editing-duration>PT28S</meta:editing-duration>
    <meta:editing-cycles>1</meta:editing-cycles>
    <meta:generator>LibreOffice/7.4.3.2$Windows_X86_64 LibreOffice_project/1048a8393ae2eeec98dff31b5c133c5f1d08b890</meta:generator>
    <meta:document-statistic meta:table-count="1" meta:cell-count="55" meta:object-count="0"/>
  </office:meta>
</office:document-meta>
</file>